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0.27mm" svg:y="139.98mm">
            <loext:p draw:notify-on-update-of-ranges="Sheet1.B5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8.41mm" svg:y="140.51mm">
            <loext:p draw:notify-on-update-of-ranges="Sheet1.C5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9.84mm" svg:y="138.91mm">
            <loext:p draw:notify-on-update-of-ranges="Sheet1.D5:Sheet1.D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1.1mm" svg:y="207.97mm">
            <loext:p draw:notify-on-update-of-ranges="Sheet1.C63:Sheet1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2.88mm" svg:y="208.26mm">
            <loext:p draw:notify-on-update-of-ranges="Sheet1.D63:Sheet1.D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6.89mm" svg:y="208.51mm">
            <loext:p draw:notify-on-update-of-ranges="Sheet1.E63:Sheet1.E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Y plan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pi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style-name="ce1"/>
          <table:table-cell table:style-name="ce2" office:value-type="float" office:value="1.15767741266549" calcext:value-type="float">
            <text:p>1.1576774127</text:p>
          </table:table-cell>
          <table:table-cell table:style-name="ce2" office:value-type="float" office:value="0.116251421869654" calcext:value-type="float">
            <text:p>0.1162514219</text:p>
          </table:table-cell>
          <table:table-cell table:style-name="ce2" office:value-type="float" office:value="0.538046561836767" calcext:value-type="float">
            <text:p>0.538046561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381491" calcext:value-type="float">
            <text:p>0.65381491</text:p>
          </table:table-cell>
          <table:table-cell table:style-name="ce2" office:value-type="float" office:value="0.66208992" calcext:value-type="float">
            <text:p>0.66208992</text:p>
          </table:table-cell>
          <table:table-cell table:style-name="ce2" office:value-type="float" office:value="-0.26974144" calcext:value-type="float">
            <text:p>-0.26974144</text:p>
          </table:table-cell>
          <table:table-cell table:style-name="ce2" office:value-type="float" office:value="-0.24779538" calcext:value-type="float">
            <text:p>-0.2477953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24179060476" calcext:value-type="float">
            <text:p>1.1952417906</text:p>
          </table:table-cell>
          <table:table-cell table:style-name="ce2" office:value-type="float" office:value="0.121528806446417" calcext:value-type="float">
            <text:p>0.1215288064</text:p>
          </table:table-cell>
          <table:table-cell table:style-name="ce2" office:value-type="float" office:value="0.535127804044267" calcext:value-type="float">
            <text:p>0.53512780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65341215" calcext:value-type="float">
            <text:p>0.65341215</text:p>
          </table:table-cell>
          <table:table-cell table:style-name="ce2" office:value-type="float" office:value="0.66206878" calcext:value-type="float">
            <text:p>0.66206878</text:p>
          </table:table-cell>
          <table:table-cell table:style-name="ce2" office:value-type="float" office:value="-0.27004437" calcext:value-type="float">
            <text:p>-0.27004437</text:p>
          </table:table-cell>
          <table:table-cell table:style-name="ce2" office:value-type="float" office:value="-0.24857953" calcext:value-type="float">
            <text:p>-0.248579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3991146358" calcext:value-type="float">
            <text:p>1.1954399115</text:p>
          </table:table-cell>
          <table:table-cell table:style-name="ce2" office:value-type="float" office:value="0.121786883264487" calcext:value-type="float">
            <text:p>0.1217868833</text:p>
          </table:table-cell>
          <table:table-cell table:style-name="ce2" office:value-type="float" office:value="0.53556567003437" calcext:value-type="float">
            <text:p>0.5355656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5324952" calcext:value-type="float">
            <text:p>0.65324952</text:p>
          </table:table-cell>
          <table:table-cell table:style-name="ce2" office:value-type="float" office:value="0.6620765" calcext:value-type="float">
            <text:p>0.6620765</text:p>
          </table:table-cell>
          <table:table-cell table:style-name="ce2" office:value-type="float" office:value="-0.2701654" calcext:value-type="float">
            <text:p>-0.2701654</text:p>
          </table:table-cell>
          <table:table-cell table:style-name="ce2" office:value-type="float" office:value="-0.24885494" calcext:value-type="float">
            <text:p>-0.2488549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5242151583" calcext:value-type="float">
            <text:p>1.1954524215</text:p>
          </table:table-cell>
          <table:table-cell table:style-name="ce2" office:value-type="float" office:value="0.121239757778496" calcext:value-type="float">
            <text:p>0.1212397578</text:p>
          </table:table-cell>
          <table:table-cell table:style-name="ce2" office:value-type="float" office:value="0.53562260929704" calcext:value-type="float">
            <text:p>0.535622609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65317454" calcext:value-type="float">
            <text:p>0.65317454</text:p>
          </table:table-cell>
          <table:table-cell table:style-name="ce2" office:value-type="float" office:value="0.66206216" calcext:value-type="float">
            <text:p>0.66206216</text:p>
          </table:table-cell>
          <table:table-cell table:style-name="ce2" office:value-type="float" office:value="-0.27017966" calcext:value-type="float">
            <text:p>-0.27017966</text:p>
          </table:table-cell>
          <table:table-cell table:style-name="ce2" office:value-type="float" office:value="-0.24907453" calcext:value-type="float">
            <text:p>-0.249074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07104010799" calcext:value-type="float">
            <text:p>1.1950710401</text:p>
          </table:table-cell>
          <table:table-cell table:style-name="ce2" office:value-type="float" office:value="0.151170536073381" calcext:value-type="float">
            <text:p>0.1511705361</text:p>
          </table:table-cell>
          <table:table-cell table:style-name="ce2" office:value-type="float" office:value="0.536802735437984" calcext:value-type="float">
            <text:p>0.536802735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65292729" calcext:value-type="float">
            <text:p>0.65292729</text:p>
          </table:table-cell>
          <table:table-cell table:style-name="ce2" office:value-type="float" office:value="0.66199767" calcext:value-type="float">
            <text:p>0.66199767</text:p>
          </table:table-cell>
          <table:table-cell table:style-name="ce2" office:value-type="float" office:value="-0.27026005" calcext:value-type="float">
            <text:p>-0.27026005</text:p>
          </table:table-cell>
          <table:table-cell table:style-name="ce2" office:value-type="float" office:value="-0.2498082" calcext:value-type="float">
            <text:p>-0.249808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1190214971" calcext:value-type="float">
            <text:p>1.1951190215</text:p>
          </table:table-cell>
          <table:table-cell table:style-name="ce2" office:value-type="float" office:value="0.137234074063839" calcext:value-type="float">
            <text:p>0.1372340741</text:p>
          </table:table-cell>
          <table:table-cell table:style-name="ce2" office:value-type="float" office:value="0.53710305123315" calcext:value-type="float">
            <text:p>0.53710305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65294716" calcext:value-type="float">
            <text:p>0.65294716</text:p>
          </table:table-cell>
          <table:table-cell table:style-name="ce2" office:value-type="float" office:value="0.66198656" calcext:value-type="float">
            <text:p>0.66198656</text:p>
          </table:table-cell>
          <table:table-cell table:style-name="ce2" office:value-type="float" office:value="-0.27020969" calcext:value-type="float">
            <text:p>-0.27020969</text:p>
          </table:table-cell>
          <table:table-cell table:style-name="ce2" office:value-type="float" office:value="-0.24983993" calcext:value-type="float">
            <text:p>-0.2498399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7193835079" calcext:value-type="float">
            <text:p>1.1957193835</text:p>
          </table:table-cell>
          <table:table-cell table:style-name="ce2" office:value-type="float" office:value="0.124738138383374" calcext:value-type="float">
            <text:p>0.1247381384</text:p>
          </table:table-cell>
          <table:table-cell table:style-name="ce2" office:value-type="float" office:value="0.536828182099142" calcext:value-type="float">
            <text:p>0.536828182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65295571" calcext:value-type="float">
            <text:p>0.65295571</text:p>
          </table:table-cell>
          <table:table-cell table:style-name="ce2" office:value-type="float" office:value="0.66198602" calcext:value-type="float">
            <text:p>0.66198602</text:p>
          </table:table-cell>
          <table:table-cell table:style-name="ce2" office:value-type="float" office:value="-0.27014318" calcext:value-type="float">
            <text:p>-0.27014318</text:p>
          </table:table-cell>
          <table:table-cell table:style-name="ce2" office:value-type="float" office:value="-0.24989047" calcext:value-type="float">
            <text:p>-0.2498904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91884080683" calcext:value-type="float">
            <text:p>1.1959188408</text:p>
          </table:table-cell>
          <table:table-cell table:style-name="ce2" office:value-type="float" office:value="0.119021946071407" calcext:value-type="float">
            <text:p>0.1190219461</text:p>
          </table:table-cell>
          <table:table-cell table:style-name="ce2" office:value-type="float" office:value="0.536726537484633" calcext:value-type="float">
            <text:p>0.536726537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65309576" calcext:value-type="float">
            <text:p>0.65309576</text:p>
          </table:table-cell>
          <table:table-cell table:style-name="ce2" office:value-type="float" office:value="0.66188633" calcext:value-type="float">
            <text:p>0.66188633</text:p>
          </table:table-cell>
          <table:table-cell table:style-name="ce2" office:value-type="float" office:value="-0.26937769" calcext:value-type="float">
            <text:p>-0.26937769</text:p>
          </table:table-cell>
          <table:table-cell table:style-name="ce2" office:value-type="float" office:value="-0.25061224" calcext:value-type="float">
            <text:p>-0.2506122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3687076115" calcext:value-type="float">
            <text:p>1.1964368708</text:p>
          </table:table-cell>
          <table:table-cell table:style-name="ce2" office:value-type="float" office:value="0.120769207652166" calcext:value-type="float">
            <text:p>0.1207692077</text:p>
          </table:table-cell>
          <table:table-cell table:style-name="ce2" office:value-type="float" office:value="0.537384165712431" calcext:value-type="float">
            <text:p>0.5373841657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.6531367" calcext:value-type="float">
            <text:p>0.6531367</text:p>
          </table:table-cell>
          <table:table-cell table:style-name="ce2" office:value-type="float" office:value="0.66188107" calcext:value-type="float">
            <text:p>0.66188107</text:p>
          </table:table-cell>
          <table:table-cell table:style-name="ce2" office:value-type="float" office:value="-0.26925126" calcext:value-type="float">
            <text:p>-0.26925126</text:p>
          </table:table-cell>
          <table:table-cell table:style-name="ce2" office:value-type="float" office:value="-0.25065568" calcext:value-type="float">
            <text:p>-0.2506556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2254870318" calcext:value-type="float">
            <text:p>1.1964225487</text:p>
          </table:table-cell>
          <table:table-cell table:style-name="ce2" office:value-type="float" office:value="0.119822150545192" calcext:value-type="float">
            <text:p>0.1198221505</text:p>
          </table:table-cell>
          <table:table-cell table:style-name="ce2" office:value-type="float" office:value="0.537563102814044" calcext:value-type="float">
            <text:p>0.5375631028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5313241" calcext:value-type="float">
            <text:p>0.65313241</text:p>
          </table:table-cell>
          <table:table-cell table:style-name="ce2" office:value-type="float" office:value="0.661886" calcext:value-type="float">
            <text:p>0.661886</text:p>
          </table:table-cell>
          <table:table-cell table:style-name="ce2" office:value-type="float" office:value="-0.2692532" calcext:value-type="float">
            <text:p>-0.2692532</text:p>
          </table:table-cell>
          <table:table-cell table:style-name="ce2" office:value-type="float" office:value="-0.25065181" calcext:value-type="float">
            <text:p>-0.2506518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9912323101" calcext:value-type="float">
            <text:p>1.1963991232</text:p>
          </table:table-cell>
          <table:table-cell table:style-name="ce2" office:value-type="float" office:value="0.120235091700395" calcext:value-type="float">
            <text:p>0.1202350917</text:p>
          </table:table-cell>
          <table:table-cell table:style-name="ce2" office:value-type="float" office:value="0.53750368161458" calcext:value-type="float">
            <text:p>0.5375036816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5312812" calcext:value-type="float">
            <text:p>0.65312812</text:p>
          </table:table-cell>
          <table:table-cell table:style-name="ce2" office:value-type="float" office:value="0.66189083" calcext:value-type="float">
            <text:p>0.66189083</text:p>
          </table:table-cell>
          <table:table-cell table:style-name="ce2" office:value-type="float" office:value="-0.26925207" calcext:value-type="float">
            <text:p>-0.26925207</text:p>
          </table:table-cell>
          <table:table-cell table:style-name="ce2" office:value-type="float" office:value="-0.25065145" calcext:value-type="float">
            <text:p>-0.25065145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53586588" calcext:value-type="float">
            <text:p>1.1963535866</text:p>
          </table:table-cell>
          <table:table-cell table:style-name="ce2" office:value-type="float" office:value="0.119944348703701" calcext:value-type="float">
            <text:p>0.1199443487</text:p>
          </table:table-cell>
          <table:table-cell table:style-name="ce2" office:value-type="float" office:value="0.537312115978119" calcext:value-type="float">
            <text:p>0.53731211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65312157" calcext:value-type="float">
            <text:p>0.65312157</text:p>
          </table:table-cell>
          <table:table-cell table:style-name="ce2" office:value-type="float" office:value="0.66189685" calcext:value-type="float">
            <text:p>0.66189685</text:p>
          </table:table-cell>
          <table:table-cell table:style-name="ce2" office:value-type="float" office:value="-0.26925898" calcext:value-type="float">
            <text:p>-0.26925898</text:p>
          </table:table-cell>
          <table:table-cell table:style-name="ce2" office:value-type="float" office:value="-0.25064526" calcext:value-type="float">
            <text:p>-0.2506452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642412900053" calcext:value-type="float">
            <text:p>1.196424129</text:p>
          </table:table-cell>
          <table:table-cell table:style-name="ce1" office:value-type="float" office:value="0.120478000886755" calcext:value-type="float">
            <text:p>0.1204780009</text:p>
          </table:table-cell>
          <table:table-cell table:style-name="ce1" office:value-type="float" office:value="0.537439656462044" calcext:value-type="float">
            <text:p>0.5374396565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65310441" calcext:value-type="float">
            <text:p>0.65310441</text:p>
          </table:table-cell>
          <table:table-cell table:style-name="ce1" office:value-type="float" office:value="0.66191465" calcext:value-type="float">
            <text:p>0.66191465</text:p>
          </table:table-cell>
          <table:table-cell table:style-name="ce1" office:value-type="float" office:value="-0.26925278" calcext:value-type="float">
            <text:p>-0.26925278</text:p>
          </table:table-cell>
          <table:table-cell table:style-name="ce1" office:value-type="float" office:value="-0.25064977" calcext:value-type="float">
            <text:p>-0.2506497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9155274292202" calcext:value-type="float">
            <text:p>1.2915527429</text:p>
          </table:table-cell>
          <table:table-cell table:style-name="ce1" office:value-type="float" office:value="0.123114638886753" calcext:value-type="float">
            <text:p>0.1231146389</text:p>
          </table:table-cell>
          <table:table-cell table:style-name="ce1" office:value-type="float" office:value="0.537279237570988" calcext:value-type="float">
            <text:p>0.5372792376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530889" calcext:value-type="float">
            <text:p>0.6530889</text:p>
          </table:table-cell>
          <table:table-cell table:style-name="ce1" office:value-type="float" office:value="0.66190689" calcext:value-type="float">
            <text:p>0.66190689</text:p>
          </table:table-cell>
          <table:table-cell table:style-name="ce1" office:value-type="float" office:value="-0.26938343" calcext:value-type="float">
            <text:p>-0.26938343</text:p>
          </table:table-cell>
          <table:table-cell table:style-name="ce1" office:value-type="float" office:value="-0.25056996" calcext:value-type="float">
            <text:p>-0.2505699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1806545171722" calcext:value-type="float">
            <text:p>1.2180654517</text:p>
          </table:table-cell>
          <table:table-cell table:style-name="ce1" office:value-type="float" office:value="0.126303872838453" calcext:value-type="float">
            <text:p>0.1263038728</text:p>
          </table:table-cell>
          <table:table-cell table:style-name="ce1" office:value-type="float" office:value="0.536176817185023" calcext:value-type="float">
            <text:p>0.5361768172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5308284" calcext:value-type="float">
            <text:p>0.65308284</text:p>
          </table:table-cell>
          <table:table-cell table:style-name="ce1" office:value-type="float" office:value="0.66190168" calcext:value-type="float">
            <text:p>0.66190168</text:p>
          </table:table-cell>
          <table:table-cell table:style-name="ce1" office:value-type="float" office:value="-0.26942714" calcext:value-type="float">
            <text:p>-0.26942714</text:p>
          </table:table-cell>
          <table:table-cell table:style-name="ce1" office:value-type="float" office:value="-0.25055198" calcext:value-type="float">
            <text:p>-0.2505519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0079079422775" calcext:value-type="float">
            <text:p>1.2007907942</text:p>
          </table:table-cell>
          <table:table-cell table:style-name="ce1" office:value-type="float" office:value="0.12293770571981" calcext:value-type="float">
            <text:p>0.1229377057</text:p>
          </table:table-cell>
          <table:table-cell table:style-name="ce1" office:value-type="float" office:value="0.536437970528081" calcext:value-type="float">
            <text:p>0.536437970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5307234" calcext:value-type="float">
            <text:p>0.65307234</text:p>
          </table:table-cell>
          <table:table-cell table:style-name="ce1" office:value-type="float" office:value="0.66190418" calcext:value-type="float">
            <text:p>0.66190418</text:p>
          </table:table-cell>
          <table:table-cell table:style-name="ce1" office:value-type="float" office:value="-0.26947652" calcext:value-type="float">
            <text:p>-0.26947652</text:p>
          </table:table-cell>
          <table:table-cell table:style-name="ce1" office:value-type="float" office:value="-0.25051904" calcext:value-type="float">
            <text:p>-0.2505190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466737266678" calcext:value-type="float">
            <text:p>1.1946673727</text:p>
          </table:table-cell>
          <table:table-cell table:style-name="ce1" office:value-type="float" office:value="0.121722397231305" calcext:value-type="float">
            <text:p>0.1217223972</text:p>
          </table:table-cell>
          <table:table-cell table:style-name="ce1" office:value-type="float" office:value="0.537008839963849" calcext:value-type="float">
            <text:p>0.53700884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5306523" calcext:value-type="float">
            <text:p>0.65306523</text:p>
          </table:table-cell>
          <table:table-cell table:style-name="ce1" office:value-type="float" office:value="0.66192383" calcext:value-type="float">
            <text:p>0.66192383</text:p>
          </table:table-cell>
          <table:table-cell table:style-name="ce1" office:value-type="float" office:value="-0.26947532" calcext:value-type="float">
            <text:p>-0.26947532</text:p>
          </table:table-cell>
          <table:table-cell table:style-name="ce1" office:value-type="float" office:value="-0.25048678" calcext:value-type="float">
            <text:p>-0.2504867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7252446572" calcext:value-type="float">
            <text:p>1.1950725245</text:p>
          </table:table-cell>
          <table:table-cell table:style-name="ce1" office:value-type="float" office:value="0.122481128233644" calcext:value-type="float">
            <text:p>0.1224811282</text:p>
          </table:table-cell>
          <table:table-cell table:style-name="ce1" office:value-type="float" office:value="0.536180412050429" calcext:value-type="float">
            <text:p>0.536180412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65302577" calcext:value-type="float">
            <text:p>0.65302577</text:p>
          </table:table-cell>
          <table:table-cell table:style-name="ce1" office:value-type="float" office:value="0.66202533" calcext:value-type="float">
            <text:p>0.66202533</text:p>
          </table:table-cell>
          <table:table-cell table:style-name="ce1" office:value-type="float" office:value="-0.2694437" calcext:value-type="float">
            <text:p>-0.2694437</text:p>
          </table:table-cell>
          <table:table-cell table:style-name="ce1" office:value-type="float" office:value="-0.2503548" calcext:value-type="float">
            <text:p>-0.250354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2816259133" calcext:value-type="float">
            <text:p>1.1950281626</text:p>
          </table:table-cell>
          <table:table-cell table:style-name="ce1" office:value-type="float" office:value="0.122060738920517" calcext:value-type="float">
            <text:p>0.1220607389</text:p>
          </table:table-cell>
          <table:table-cell table:style-name="ce1" office:value-type="float" office:value="0.53631607379246" calcext:value-type="float">
            <text:p>0.536316073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5302187" calcext:value-type="float">
            <text:p>0.65302187</text:p>
          </table:table-cell>
          <table:table-cell table:style-name="ce1" office:value-type="float" office:value="0.66203508" calcext:value-type="float">
            <text:p>0.66203508</text:p>
          </table:table-cell>
          <table:table-cell table:style-name="ce1" office:value-type="float" office:value="-0.26944148" calcext:value-type="float">
            <text:p>-0.26944148</text:p>
          </table:table-cell>
          <table:table-cell table:style-name="ce1" office:value-type="float" office:value="-0.25034153" calcext:value-type="float">
            <text:p>-0.25034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1963285337" calcext:value-type="float">
            <text:p>1.1954196329</text:p>
          </table:table-cell>
          <table:table-cell table:style-name="ce1" office:value-type="float" office:value="0.121514602818892" calcext:value-type="float">
            <text:p>0.1215146028</text:p>
          </table:table-cell>
          <table:table-cell table:style-name="ce1" office:value-type="float" office:value="0.537041599783664" calcext:value-type="float">
            <text:p>0.5370415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529554" calcext:value-type="float">
            <text:p>0.6529554</text:p>
          </table:table-cell>
          <table:table-cell table:style-name="ce1" office:value-type="float" office:value="0.66222006" calcext:value-type="float">
            <text:p>0.66222006</text:p>
          </table:table-cell>
          <table:table-cell table:style-name="ce1" office:value-type="float" office:value="-0.26935153" calcext:value-type="float">
            <text:p>-0.26935153</text:p>
          </table:table-cell>
          <table:table-cell table:style-name="ce1" office:value-type="float" office:value="-0.25012173" calcext:value-type="float">
            <text:p>-0.2501217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3792908592" calcext:value-type="float">
            <text:p>1.1954379291</text:p>
          </table:table-cell>
          <table:table-cell table:style-name="ce1" office:value-type="float" office:value="0.122133472182607" calcext:value-type="float">
            <text:p>0.1221334722</text:p>
          </table:table-cell>
          <table:table-cell table:style-name="ce1" office:value-type="float" office:value="0.537127008709943" calcext:value-type="float">
            <text:p>0.53712700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29581" calcext:value-type="float">
            <text:p>0.6529581</text:p>
          </table:table-cell>
          <table:table-cell table:style-name="ce1" office:value-type="float" office:value="0.66223156" calcext:value-type="float">
            <text:p>0.66223156</text:p>
          </table:table-cell>
          <table:table-cell table:style-name="ce1" office:value-type="float" office:value="-0.26931936" calcext:value-type="float">
            <text:p>-0.26931936</text:p>
          </table:table-cell>
          <table:table-cell table:style-name="ce1" office:value-type="float" office:value="-0.25011888" calcext:value-type="float">
            <text:p>-0.250118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5:.B16])" office:value-type="float" office:value="1.19260432928773" calcext:value-type="float">
            <text:p>1.1926043293</text:p>
          </table:table-cell>
          <table:table-cell table:style-name="ce1" table:formula="of:=AVERAGE([.C5:.C16])" office:value-type="float" office:value="0.124478530212709" calcext:value-type="float">
            <text:p>0.1244785302</text:p>
          </table:table-cell>
          <table:table-cell table:style-name="ce1" table:formula="of:=AVERAGE([.D5:.D16])" office:value-type="float" office:value="0.536798851465544" calcext:value-type="float">
            <text:p>0.5367988515</text:p>
          </table:table-cell>
          <table:table-cell table:style-name="ce1" table:number-columns-repeated="2"/>
          <table:table-cell table:style-name="ce1" table:formula="of:=AVERAGE([.G5:.G16])" office:value-type="float" office:value="0.653174653333333" calcext:value-type="float">
            <text:p>0.6531746533</text:p>
          </table:table-cell>
          <table:table-cell table:style-name="ce1" table:formula="of:=AVERAGE([.H5:.H16])" office:value-type="float" office:value="0.661975724166667" calcext:value-type="float">
            <text:p>0.6619757242</text:p>
          </table:table-cell>
          <table:table-cell table:style-name="ce1" table:formula="of:=AVERAGE([.I5:.I16])" office:value-type="float" office:value="-0.269761415833333" calcext:value-type="float">
            <text:p>-0.2697614158</text:p>
          </table:table-cell>
          <table:table-cell table:style-name="ce1" table:formula="of:=AVERAGE([.J5:.J16])" office:value-type="float" office:value="-0.249754951666667" calcext:value-type="float">
            <text:p>-0.2497549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5:.B16] )" office:value-type="float" office:value="0.0110116480318901" calcext:value-type="float">
            <text:p>0.011011648</text:p>
          </table:table-cell>
          <table:table-cell table:style-name="ce1" table:formula="of:=STDEV([.C5:.C16] )" office:value-type="float" office:value="0.00987713655914778" calcext:value-type="float">
            <text:p>0.0098771366</text:p>
          </table:table-cell>
          <table:table-cell table:style-name="ce1" table:formula="of:=STDEV([.D5:.D16] )" office:value-type="float" office:value="0.000906491929848268" calcext:value-type="float">
            <text:p>0.0009064919</text:p>
          </table:table-cell>
          <table:table-cell table:style-name="ce1" table:number-columns-repeated="2"/>
          <table:table-cell table:style-name="ce1" table:formula="of:=STDEV([.G5:.G16] )" office:value-type="float" office:value="0.000242571192786157" calcext:value-type="float">
            <text:p>0.0002425712</text:p>
          </table:table-cell>
          <table:table-cell table:style-name="ce1" table:formula="of:=STDEV([.H5:.H16] )" office:value-type="float" office:value="0.0000844561992405143" calcext:value-type="float">
            <text:p>8.44561992405143E-05</text:p>
          </table:table-cell>
          <table:table-cell table:style-name="ce1" table:formula="of:=STDEV([.I5:.I16] )" office:value-type="float" office:value="0.000446357570797603" calcext:value-type="float">
            <text:p>0.0004463576</text:p>
          </table:table-cell>
          <table:table-cell table:style-name="ce1" table:formula="of:=STDEV([.J5:.J16] )" office:value-type="float" office:value="0.000975608046006862" calcext:value-type="float">
            <text:p>0.000975608</text:p>
          </table:table-cell>
          <table:table-cell table:number-columns-repeated="4"/>
        </table:table-row>
        <table:table-row table:style-name="ro1"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ulers</text:p>
          </table:table-cell>
          <table:table-cell office:value-type="float" office:value="3.0992939" calcext:value-type="float">
            <text:p>3.0992939</text:p>
          </table:table-cell>
          <table:table-cell office:value-type="float" office:value="-0.7519546" calcext:value-type="float">
            <text:p>-0.7519546</text:p>
          </table:table-cell>
          <table:table-cell office:value-type="float" office:value="-1.60088" calcext:value-type="float">
            <text:p>-1.6008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DEGREES([.G29])" office:value-type="float" office:value="177.576459940641" calcext:value-type="float">
            <text:p>177.5764599406</text:p>
          </table:table-cell>
          <table:table-cell table:formula="of:=DEGREES([.H29])" office:value-type="float" office:value="-43.083824965448" calcext:value-type="float">
            <text:p>-43.0838249654</text:p>
          </table:table-cell>
          <table:table-cell table:formula="of:=DEGREES([.I29])" office:value-type="float" office:value="-91.7236675069032" calcext:value-type="float">
            <text:p>-91.7236675069</text:p>
          </table:table-cell>
          <table:table-cell table:number-columns-repeated="5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.19467214571874" calcext:value-type="float">
            <text:p>1.1946721457</text:p>
          </table:table-cell>
          <table:table-cell table:style-name="ce3" office:value-type="float" office:value="0.121405266818899" calcext:value-type="float">
            <text:p>0.1214052668</text:p>
          </table:table-cell>
          <table:table-cell table:style-name="ce3" office:value-type="float" office:value="0.535368124265814" calcext:value-type="float">
            <text:p>0.5353681243</text:p>
          </table:table-cell>
          <table:table-cell table:style-name="ce3" table:number-columns-repeated="2"/>
          <table:table-cell table:style-name="ce3" office:value-type="float" office:value="0.6524626" calcext:value-type="float">
            <text:p>0.6524626</text:p>
          </table:table-cell>
          <table:table-cell table:style-name="ce3" office:value-type="float" office:value="0.66288215" calcext:value-type="float">
            <text:p>0.66288215</text:p>
          </table:table-cell>
          <table:table-cell table:style-name="ce3" office:value-type="float" office:value="-0.2694456" calcext:value-type="float">
            <text:p>-0.2694456</text:p>
          </table:table-cell>
          <table:table-cell table:style-name="ce3" office:value-type="float" office:value="-0.24955737" calcext:value-type="float">
            <text:p>-0.249557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.19468037371549" calcext:value-type="float">
            <text:p>1.1946803737</text:p>
          </table:table-cell>
          <table:table-cell table:style-name="ce3" office:value-type="float" office:value="0.120984617175552" calcext:value-type="float">
            <text:p>0.1209846172</text:p>
          </table:table-cell>
          <table:table-cell table:style-name="ce3" office:value-type="float" office:value="0.535979788268338" calcext:value-type="float">
            <text:p>0.5359797883</text:p>
          </table:table-cell>
          <table:table-cell table:style-name="ce3" table:number-columns-repeated="2"/>
          <table:table-cell table:style-name="ce3" office:value-type="float" office:value="0.65242769" calcext:value-type="float">
            <text:p>0.65242769</text:p>
          </table:table-cell>
          <table:table-cell table:style-name="ce3" office:value-type="float" office:value="0.66289755" calcext:value-type="float">
            <text:p>0.66289755</text:p>
          </table:table-cell>
          <table:table-cell table:style-name="ce3" office:value-type="float" office:value="-0.26945746" calcext:value-type="float">
            <text:p>-0.26945746</text:p>
          </table:table-cell>
          <table:table-cell table:style-name="ce3" office:value-type="float" office:value="-0.24959478" calcext:value-type="float">
            <text:p>-0.249594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.17603944018488" calcext:value-type="float">
            <text:p>1.1760394402</text:p>
          </table:table-cell>
          <table:table-cell table:style-name="ce3" office:value-type="float" office:value="0.0880780415973685" calcext:value-type="float">
            <text:p>0.0880780416</text:p>
          </table:table-cell>
          <table:table-cell table:style-name="ce3" office:value-type="float" office:value="0.565731849816201" calcext:value-type="float">
            <text:p>0.5657318498</text:p>
          </table:table-cell>
          <table:table-cell table:style-name="ce3" table:number-columns-repeated="2"/>
          <table:table-cell table:style-name="ce3" office:value-type="float" office:value="0.65312402" calcext:value-type="float">
            <text:p>0.65312402</text:p>
          </table:table-cell>
          <table:table-cell table:style-name="ce3" office:value-type="float" office:value="0.66151791" calcext:value-type="float">
            <text:p>0.66151791</text:p>
          </table:table-cell>
          <table:table-cell table:style-name="ce3" office:value-type="float" office:value="-0.26964056" calcext:value-type="float">
            <text:p>-0.26964056</text:p>
          </table:table-cell>
          <table:table-cell table:style-name="ce3" office:value-type="float" office:value="-0.25112811" calcext:value-type="float">
            <text:p>-0.251128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.19748757903504" calcext:value-type="float">
            <text:p>1.197487579</text:p>
          </table:table-cell>
          <table:table-cell table:style-name="ce3" office:value-type="float" office:value="0.120901920324329" calcext:value-type="float">
            <text:p>0.1209019203</text:p>
          </table:table-cell>
          <table:table-cell table:style-name="ce3" office:value-type="float" office:value="0.53646079437297" calcext:value-type="float">
            <text:p>0.5364607944</text:p>
          </table:table-cell>
          <table:table-cell table:style-name="ce3" table:number-columns-repeated="2"/>
          <table:table-cell table:style-name="ce3" office:value-type="float" office:value="0.65466675" calcext:value-type="float">
            <text:p>0.65466675</text:p>
          </table:table-cell>
          <table:table-cell table:style-name="ce3" office:value-type="float" office:value="0.65776862" calcext:value-type="float">
            <text:p>0.65776862</text:p>
          </table:table-cell>
          <table:table-cell table:style-name="ce3" office:value-type="float" office:value="-0.27095746" calcext:value-type="float">
            <text:p>-0.27095746</text:p>
          </table:table-cell>
          <table:table-cell table:style-name="ce3" office:value-type="float" office:value="-0.25533437" calcext:value-type="float">
            <text:p>-0.255334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.19765748862447" calcext:value-type="float">
            <text:p>1.1976574886</text:p>
          </table:table-cell>
          <table:table-cell table:style-name="ce3" office:value-type="float" office:value="0.121138514674968" calcext:value-type="float">
            <text:p>0.1211385147</text:p>
          </table:table-cell>
          <table:table-cell table:style-name="ce3" office:value-type="float" office:value="0.53644108843685" calcext:value-type="float">
            <text:p>0.5364410884</text:p>
          </table:table-cell>
          <table:table-cell table:style-name="ce3" table:number-columns-repeated="2"/>
          <table:table-cell table:style-name="ce3" office:value-type="float" office:value="0.65393432" calcext:value-type="float">
            <text:p>0.65393432</text:p>
          </table:table-cell>
          <table:table-cell table:style-name="ce3" office:value-type="float" office:value="0.65944334" calcext:value-type="float">
            <text:p>0.65944334</text:p>
          </table:table-cell>
          <table:table-cell table:style-name="ce3" office:value-type="float" office:value="-0.27058905" calcext:value-type="float">
            <text:p>-0.27058905</text:p>
          </table:table-cell>
          <table:table-cell table:style-name="ce3" office:value-type="float" office:value="-0.25335886" calcext:value-type="float">
            <text:p>-0.253358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.19570546306435" calcext:value-type="float">
            <text:p>1.1957054631</text:p>
          </table:table-cell>
          <table:table-cell table:style-name="ce3" office:value-type="float" office:value="0.121717233535962" calcext:value-type="float">
            <text:p>0.1217172335</text:p>
          </table:table-cell>
          <table:table-cell table:style-name="ce3" office:value-type="float" office:value="0.537709772923164" calcext:value-type="float">
            <text:p>0.5377097729</text:p>
          </table:table-cell>
          <table:table-cell table:style-name="ce3" table:number-columns-repeated="2"/>
          <table:table-cell table:style-name="ce3" office:value-type="float" office:value="0.65415192" calcext:value-type="float">
            <text:p>0.65415192</text:p>
          </table:table-cell>
          <table:table-cell table:style-name="ce3" office:value-type="float" office:value="0.65791041" calcext:value-type="float">
            <text:p>0.65791041</text:p>
          </table:table-cell>
          <table:table-cell table:style-name="ce3" office:value-type="float" office:value="-0.27179123" calcext:value-type="float">
            <text:p>-0.27179123</text:p>
          </table:table-cell>
          <table:table-cell table:style-name="ce3" office:value-type="float" office:value="-0.25541829" calcext:value-type="float">
            <text:p>-0.255418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.19573797792193" calcext:value-type="float">
            <text:p>1.1957379779</text:p>
          </table:table-cell>
          <table:table-cell table:style-name="ce3" office:value-type="float" office:value="0.121589293651732" calcext:value-type="float">
            <text:p>0.1215892937</text:p>
          </table:table-cell>
          <table:table-cell table:style-name="ce3" office:value-type="float" office:value="0.537640086682268" calcext:value-type="float">
            <text:p>0.5376400867</text:p>
          </table:table-cell>
          <table:table-cell table:style-name="ce3" table:number-columns-repeated="2"/>
          <table:table-cell table:style-name="ce3" office:value-type="float" office:value="0.65413298" calcext:value-type="float">
            <text:p>0.65413298</text:p>
          </table:table-cell>
          <table:table-cell table:style-name="ce3" office:value-type="float" office:value="0.65802506" calcext:value-type="float">
            <text:p>0.65802506</text:p>
          </table:table-cell>
          <table:table-cell table:style-name="ce3" office:value-type="float" office:value="-0.27172419" calcext:value-type="float">
            <text:p>-0.27172419</text:p>
          </table:table-cell>
          <table:table-cell table:style-name="ce3" office:value-type="float" office:value="-0.2552451" calcext:value-type="float">
            <text:p>-0.25524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.23063452662465" calcext:value-type="float">
            <text:p>1.2306345266</text:p>
          </table:table-cell>
          <table:table-cell table:style-name="ce3" office:value-type="float" office:value="0.102357508506894" calcext:value-type="float">
            <text:p>0.1023575085</text:p>
          </table:table-cell>
          <table:table-cell table:style-name="ce3" office:value-type="float" office:value="0.541831833449937" calcext:value-type="float">
            <text:p>0.5418318334</text:p>
          </table:table-cell>
          <table:table-cell table:style-name="ce3" table:number-columns-repeated="2"/>
          <table:table-cell table:style-name="ce3" office:value-type="float" office:value="0.65402171" calcext:value-type="float">
            <text:p>0.65402171</text:p>
          </table:table-cell>
          <table:table-cell table:style-name="ce3" office:value-type="float" office:value="0.65872746" calcext:value-type="float">
            <text:p>0.65872746</text:p>
          </table:table-cell>
          <table:table-cell table:style-name="ce3" office:value-type="float" office:value="-0.27130671" calcext:value-type="float">
            <text:p>-0.27130671</text:p>
          </table:table-cell>
          <table:table-cell table:style-name="ce3" office:value-type="float" office:value="-0.25418062" calcext:value-type="float">
            <text:p>-0.2541806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.19685997119339" calcext:value-type="float">
            <text:p>1.1968599712</text:p>
          </table:table-cell>
          <table:table-cell table:style-name="ce3" office:value-type="float" office:value="0.119299855253914" calcext:value-type="float">
            <text:p>0.1192998553</text:p>
          </table:table-cell>
          <table:table-cell table:style-name="ce3" office:value-type="float" office:value="0.538670954532852" calcext:value-type="float">
            <text:p>0.5386709545</text:p>
          </table:table-cell>
          <table:table-cell table:style-name="ce3" table:number-columns-repeated="2"/>
          <table:table-cell table:style-name="ce3" office:value-type="float" office:value="0.65407983" calcext:value-type="float">
            <text:p>0.65407983</text:p>
          </table:table-cell>
          <table:table-cell table:style-name="ce3" office:value-type="float" office:value="0.65892151" calcext:value-type="float">
            <text:p>0.65892151</text:p>
          </table:table-cell>
          <table:table-cell table:style-name="ce3" office:value-type="float" office:value="-0.27103822" calcext:value-type="float">
            <text:p>-0.27103822</text:p>
          </table:table-cell>
          <table:table-cell table:style-name="ce3" office:value-type="float" office:value="-0.2538261" calcext:value-type="float">
            <text:p>-0.253826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.19609269445785" calcext:value-type="float">
            <text:p>1.1960926945</text:p>
          </table:table-cell>
          <table:table-cell table:style-name="ce3" office:value-type="float" office:value="0.118498588405376" calcext:value-type="float">
            <text:p>0.1184985884</text:p>
          </table:table-cell>
          <table:table-cell table:style-name="ce3" office:value-type="float" office:value="0.537809495036838" calcext:value-type="float">
            <text:p>0.537809495</text:p>
          </table:table-cell>
          <table:table-cell table:style-name="ce3" table:number-columns-repeated="2"/>
          <table:table-cell table:style-name="ce3" office:value-type="float" office:value="0.65393655" calcext:value-type="float">
            <text:p>0.65393655</text:p>
          </table:table-cell>
          <table:table-cell table:style-name="ce3" office:value-type="float" office:value="0.65954464" calcext:value-type="float">
            <text:p>0.65954464</text:p>
          </table:table-cell>
          <table:table-cell table:style-name="ce3" office:value-type="float" office:value="-0.27047634" calcext:value-type="float">
            <text:p>-0.27047634</text:p>
          </table:table-cell>
          <table:table-cell table:style-name="ce3" office:value-type="float" office:value="-0.25320424" calcext:value-type="float">
            <text:p>-0.25320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9287235618806" calcext:value-type="float">
            <text:p>1.1928723562</text:p>
          </table:table-cell>
          <table:table-cell office:value-type="float" office:value="0.122013864640262" calcext:value-type="float">
            <text:p>0.1220138646</text:p>
          </table:table-cell>
          <table:table-cell office:value-type="float" office:value="0.536691263370106" calcext:value-type="float">
            <text:p>0.5366912634</text:p>
          </table:table-cell>
          <table:table-cell table:number-columns-repeated="2"/>
          <table:table-cell office:value-type="float" office:value="0.65373142" calcext:value-type="float">
            <text:p>0.65373142</text:p>
          </table:table-cell>
          <table:table-cell office:value-type="float" office:value="0.6605732" calcext:value-type="float">
            <text:p>0.6605732</text:p>
          </table:table-cell>
          <table:table-cell office:value-type="float" office:value="-0.26950971" calcext:value-type="float">
            <text:p>-0.26950971</text:p>
          </table:table-cell>
          <table:table-cell office:value-type="float" office:value="-0.25213336" calcext:value-type="float">
            <text:p>-0.25213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63:.C74])" office:value-type="float" office:value="1.19708856381359" calcext:value-type="float">
            <text:p>1.1970885638</text:p>
          </table:table-cell>
          <table:table-cell table:formula="of:=AVERAGE([.D63:.D74])" office:value-type="float" office:value="0.116570688933108" calcext:value-type="float">
            <text:p>0.1165706889</text:p>
          </table:table-cell>
          <table:table-cell table:formula="of:=AVERAGE([.E63:.E74])" office:value-type="float" office:value="0.539508536720038" calcext:value-type="float">
            <text:p>0.5395085367</text:p>
          </table:table-cell>
          <table:table-cell table:number-columns-repeated="2"/>
          <table:table-cell table:formula="of:=AVERAGE([.H63:.H74])" office:value-type="float" office:value="0.653488444166667" calcext:value-type="float">
            <text:p>0.6534884442</text:p>
          </table:table-cell>
          <table:table-cell table:formula="of:=AVERAGE([.I63:.I74])" office:value-type="float" office:value="0.660280714166667" calcext:value-type="float">
            <text:p>0.6602807142</text:p>
          </table:table-cell>
          <table:table-cell table:formula="of:=AVERAGE([.J63:.J74])" office:value-type="float" office:value="-0.270448598333333" calcext:value-type="float">
            <text:p>-0.2704485983</text:p>
          </table:table-cell>
          <table:table-cell table:formula="of:=AVERAGE([.K63:.K74])" office:value-type="float" office:value="-0.252499113333333" calcext:value-type="float">
            <text:p>-0.25249911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63:.C74] )" office:value-type="float" office:value="0.0120463510061453" calcext:value-type="float">
            <text:p>0.012046351</text:p>
          </table:table-cell>
          <table:table-cell table:formula="of:==STDEV([.D63:.D74] )" office:value-type="float" office:value="0.0104731680625881" calcext:value-type="float">
            <text:p>0.0104731681</text:p>
          </table:table-cell>
          <table:table-cell table:formula="of:==STDEV([.E63:.E74] )" office:value-type="float" office:value="0.00846539015640068" calcext:value-type="float">
            <text:p>0.0084653902</text:p>
          </table:table-cell>
          <table:table-cell table:number-columns-repeated="2"/>
          <table:table-cell table:formula="of:==STDEV([.H63:.H74] )" office:value-type="float" office:value="0.00083651965347186" calcext:value-type="float">
            <text:p>0.0008365197</text:p>
          </table:table-cell>
          <table:table-cell table:formula="of:==STDEV([.I63:.I74] )" office:value-type="float" office:value="0.00215369818449552" calcext:value-type="float">
            <text:p>0.0021536982</text:p>
          </table:table-cell>
          <table:table-cell table:formula="of:==STDEV([.J63:.J74] )" office:value-type="float" office:value="0.000920372947390283" calcext:value-type="float">
            <text:p>0.0009203729</text:p>
          </table:table-cell>
          <table:table-cell table:formula="of:==STDEV([.K63:.K74] )" office:value-type="float" office:value="0.00245031731453605" calcext:value-type="float">
            <text:p>0.002450317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ulers</text:p>
          </table:table-cell>
          <table:table-cell office:value-type="float" office:value="3.1042422" calcext:value-type="float">
            <text:p>3.1042422</text:p>
          </table:table-cell>
          <table:table-cell office:value-type="float" office:value="-0.7573089" calcext:value-type="float">
            <text:p>-0.7573089</text:p>
          </table:table-cell>
          <table:table-cell office:value-type="float" office:value="-1.5959978" calcext:value-type="float">
            <text:p>-1.59599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DEGREES([.H79])" office:value-type="float" office:value="177.859976646406" calcext:value-type="float">
            <text:p>177.8599766464</text:p>
          </table:table-cell>
          <table:table-cell table:formula="of:=DEGREES([.I79])" office:value-type="float" office:value="-43.3906037576949" calcext:value-type="float">
            <text:p>-43.3906037577</text:p>
          </table:table-cell>
          <table:table-cell table:formula="of:=DEGREES([.J79])" office:value-type="float" office:value="-91.4439380521645" calcext:value-type="float">
            <text:p>-91.44393805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11:40.69343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21T12:16:29.263743359</dc:date>
    <meta:editing-duration>PT2H20M27S</meta:editing-duration>
    <meta:editing-cycles>15</meta:editing-cycles>
    <meta:generator>LibreOffice/5.1.6.2$Linux_X86_64 LibreOffice_project/10m0$Build-2</meta:generator>
    <meta:document-statistic meta:table-count="1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0.353cm" svg:y="1.165cm" chart:style-name="ch3">
          <text:p>With Constant Orientation of The Calibration Target (Astra)</text:p>
        </chart:subtitle>
        <chart:plot-area chart:style-name="ch4" table:cell-range-address="Sheet1.B5:Sheet1.B16" svg:x="1.226cm" svg:y="1.973cm" svg:width="9.354cm" svg:height="3.191cm">
          <chartooo:coordinate-region svg:x="2.138cm" svg:y="2.173cm" svg:width="8.442cm" svg:height="2.344cm"/>
          <chart:axis chart:dimension="x" chart:name="primary-x" chart:style-name="ch5">
            <chart:title svg:x="4.959cm" svg:y="5.289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5:Sheet1.B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767741266549">
                <text:p>1.15767741266549</text:p>
                <draw:g>
                  <svg:desc>Sheet1.B5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524179060476">
                <text:p>1.1952417906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543991146358">
                <text:p>1.19543991146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545242151583">
                <text:p>1.19545242151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507104010799">
                <text:p>1.19507104010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51190214971">
                <text:p>1.195119021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7193835079">
                <text:p>1.1957193835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91884080683">
                <text:p>1.19591884080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643687076115">
                <text:p>1.1964368707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642254870318">
                <text:p>1.19642254870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39912323101">
                <text:p>1.19639912323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353586588">
                <text:p>1.196353586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.49cm" svg:y="1.181cm" chart:style-name="ch3">
          <text:p>With Constant Orientation of The Calibration Target (Astra)</text:p>
        </chart:subtitle>
        <chart:plot-area chart:style-name="ch4" table:cell-range-address="Sheet1.C5:Sheet1.C16" svg:x="1.232cm" svg:y="1.997cm" svg:width="9.615cm" svg:height="3.584cm">
          <chartooo:coordinate-region svg:x="2.144cm" svg:y="2.196cm" svg:width="8.703cm" svg:height="2.738cm"/>
          <chart:axis chart:dimension="x" chart:name="primary-x" chart:style-name="ch5">
            <chart:title svg:x="5.095cm" svg:y="5.714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5:Sheet1.C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251421869654">
                <text:p>0.116251421869654</text:p>
                <draw:g>
                  <svg:desc>Sheet1.C5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528806446417">
                <text:p>0.121528806446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786883264487">
                <text:p>0.121786883264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239757778496">
                <text:p>0.12123975777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170536073381">
                <text:p>0.15117053607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234074063839">
                <text:p>0.137234074063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738138383374">
                <text:p>0.124738138383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9021946071407">
                <text:p>0.11902194607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769207652166">
                <text:p>0.12076920765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822150545192">
                <text:p>0.11982215054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235091700395">
                <text:p>0.120235091700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9944348703701">
                <text:p>0.119944348703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572cm" svg:y="1.181cm" chart:style-name="ch3">
          <text:p>With Constant Orientation of The Calibration Target (Astra)</text:p>
        </chart:subtitle>
        <chart:plot-area chart:style-name="ch4" table:cell-range-address="Sheet1.D5:Sheet1.D16" svg:x="1.235cm" svg:y="1.997cm" svg:width="9.774cm" svg:height="3.585cm">
          <chartooo:coordinate-region svg:x="2.333cm" svg:y="2.196cm" svg:width="8.676cm" svg:height="2.739cm"/>
          <chart:axis chart:dimension="x" chart:name="primary-x" chart:style-name="ch5">
            <chart:title svg:x="5.178cm" svg:y="5.715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5:Sheet1.D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046561836767">
                <text:p>0.538046561836767</text:p>
                <draw:g>
                  <svg:desc>Sheet1.D5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127804044267">
                <text:p>0.535127804044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56567003437">
                <text:p>0.53556567003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62260929704">
                <text:p>0.53562260929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802735437984">
                <text:p>0.536802735437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710305123315">
                <text:p>0.53710305123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828182099142">
                <text:p>0.536828182099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6726537484633">
                <text:p>0.536726537484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384165712431">
                <text:p>0.53738416571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563102814044">
                <text:p>0.53756310281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0368161458">
                <text:p>0.53750368161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312115978119">
                <text:p>0.537312115978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1.22cm" svg:y="1.181cm" chart:style-name="ch3">
          <text:p>With Tilting motion of The Calibraiton Target (Astra)</text:p>
        </chart:subtitle>
        <chart:plot-area chart:style-name="ch4" table:cell-range-address="Sheet1.C63:Sheet1.C74" svg:x="1.235cm" svg:y="1.997cm" svg:width="9.748cm" svg:height="3.557cm">
          <chartooo:coordinate-region svg:x="2.147cm" svg:y="2.197cm" svg:width="8.836cm" svg:height="2.71cm"/>
          <chart:axis chart:dimension="x" chart:name="primary-x" chart:style-name="ch5">
            <chart:title svg:x="5.165cm" svg:y="5.687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63:Sheet1.C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474755261114">
                <text:p>1.19474755261114</text:p>
                <draw:g>
                  <svg:desc>Sheet1.C63:Sheet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474755261114">
                <text:p>1.19474755261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7214571874">
                <text:p>1.19467214571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68037371549">
                <text:p>1.19468037371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03944018488">
                <text:p>1.17603944018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748757903504">
                <text:p>1.19748757903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765748862447">
                <text:p>1.19765748862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70546306435">
                <text:p>1.1957054630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573797792193">
                <text:p>1.1957379779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63452662465">
                <text:p>1.23063452662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85997119339">
                <text:p>1.19685997119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09269445785">
                <text:p>1.19609269445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1.262cm" svg:y="1.181cm" chart:style-name="ch3">
          <text:p>With Tilting motion of The Calibration Target (Astra)</text:p>
        </chart:subtitle>
        <chart:plot-area chart:style-name="ch4" table:cell-range-address="Sheet1.D63:Sheet1.D74" svg:x="1.236cm" svg:y="1.997cm" svg:width="9.83cm" svg:height="3.556cm">
          <chartooo:coordinate-region svg:x="2.148cm" svg:y="2.196cm" svg:width="8.918cm" svg:height="2.71cm"/>
          <chart:axis chart:dimension="x" chart:name="primary-x" chart:style-name="ch5">
            <chart:title svg:x="5.207cm" svg:y="5.686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63:Sheet1.D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438713626151">
                <text:p>0.121438713626151</text:p>
                <draw:g>
                  <svg:desc>Sheet1.D63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438713626151">
                <text:p>0.12143871362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405266818899">
                <text:p>0.121405266818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984617175552">
                <text:p>0.12098461717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0780415973685">
                <text:p>0.088078041597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901920324329">
                <text:p>0.12090192032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138514674968">
                <text:p>0.12113851467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717233535962">
                <text:p>0.12171723353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589293651732">
                <text:p>0.121589293651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357508506894">
                <text:p>0.102357508506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299855253914">
                <text:p>0.119299855253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98588405376">
                <text:p>0.1184985884053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1.247cm" svg:y="1.177cm" chart:style-name="ch3">
          <text:p>With Tilting motion of The Calibration Target (Astra)</text:p>
        </chart:subtitle>
        <chart:plot-area chart:style-name="ch4" table:cell-range-address="Sheet1.E63:Sheet1.E74" svg:x="1.236cm" svg:y="1.991cm" svg:width="9.8cm" svg:height="3.485cm">
          <chartooo:coordinate-region svg:x="2.148cm" svg:y="2.19cm" svg:width="8.888cm" svg:height="2.639cm"/>
          <chart:axis chart:dimension="x" chart:name="primary-x" chart:style-name="ch5">
            <chart:title svg:x="5.192cm" svg:y="5.607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63:Sheet1.E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2932642761">
                <text:p>0.53522932642761</text:p>
                <draw:g>
                  <svg:desc>Sheet1.E63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22932642761">
                <text:p>0.535229326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368124265814">
                <text:p>0.53536812426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979788268338">
                <text:p>0.535979788268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5731849816201">
                <text:p>0.565731849816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46079437297">
                <text:p>0.5364607943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44108843685">
                <text:p>0.53644108843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7709772923164">
                <text:p>0.53770977292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40086682268">
                <text:p>0.537640086682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1831833449937">
                <text:p>0.541831833449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8670954532852">
                <text:p>0.53867095453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809495036838">
                <text:p>0.5378094950368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